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1c15c" officeooo:paragraph-rsid="0011c15c"/>
    </style:style>
    <style:style style:name="P2" style:family="paragraph" style:parent-style-name="Standard">
      <style:paragraph-properties fo:text-align="start" style:justify-single-word="false"/>
      <style:text-properties officeooo:rsid="0011c15c" officeooo:paragraph-rsid="0011c15c"/>
    </style:style>
    <style:style style:name="T1" style:family="text">
      <style:text-properties officeooo:rsid="0011c15c"/>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date style:data-style-name="N37" text:date-value="2021-07-13T17:03:38.959160079" text:fixed="true">07/13/21</text:date><text:span text:style-name="T1"><text:s/></text:span></text:p>
      <text:p text:style-name="P1"/>
      <text:p text:style-name="P1">Life</text:p>
      <text:p text:style-name="P1">Kyle Eggleston</text:p>
      <text:p text:style-name="P2"/>
      <text:p text:style-name="P2"><text:tab/>Such an odd thing this life. No one really knows or understands it best. But you have to grasp something in order to preserve it. So you grab onto some kind of meaning for life. You take that in and you culture it until you are able to present it as your own creation because you’ve created something based on your thoughts and feelings; so it is y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4" meta:word-count="72" meta:character-count="381" meta:non-whitespace-character-count="311"/>
  </office:meta>
</office:document-meta>
</file>